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made it this far, but...</text:p>
          </table:table-cell>
          <table:table-cell table:number-columns-repeated="1020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, I'm not sure if it's a good idea to
go any further in.</text:p>
          </table:table-cell>
          <table:table-cell table:number-columns-repeated="1020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20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20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20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n that case, here's what we do.</text:p>
          </table:table-cell>
          <table:table-cell table:number-columns-repeated="1020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20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sically, we don't go too far in.</text:p>
          </table:table-cell>
          <table:table-cell table:number-columns-repeated="1020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 like that.</text:p>
          </table:table-cell>
          <table:table-cell table:number-columns-repeated="1020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